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4280" officeooo:paragraph-rsid="00104280" style:font-weight-asian="bold" style:font-weight-complex="bold"/>
    </style:style>
    <style:style style:name="P2" style:family="paragraph" style:parent-style-name="Standard">
      <style:text-properties fo:font-weight="normal" officeooo:rsid="00104280" officeooo:paragraph-rsid="00104280" style:font-weight-asian="normal" style:font-weight-complex="normal"/>
    </style:style>
    <style:style style:name="P3" style:family="paragraph" style:parent-style-name="Standard">
      <style:text-properties fo:font-weight="normal" officeooo:rsid="001094c2" officeooo:paragraph-rsid="001094c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topher Seamount</text:p>
      <text:p text:style-name="P1"/>
      <text:p text:style-name="P1">Exercise 1:</text:p>
      <text:p text:style-name="P1"/>
      <text:p text:style-name="P2">You DID drink your Ovaltine, I ho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23:21.328547014</meta:creation-date>
    <meta:generator>LibreOffice/6.2.8.2$Linux_X86_64 LibreOffice_project/20$Build-2</meta:generator>
    <dc:date>2020-02-05T14:27:35.744544857</dc:date>
    <meta:editing-duration>PT4M14S</meta:editing-duration>
    <meta:editing-cycles>2</meta:editing-cycles>
    <meta:document-statistic meta:table-count="0" meta:image-count="0" meta:object-count="0" meta:page-count="1" meta:paragraph-count="3" meta:word-count="11" meta:character-count="67" meta:non-whitespace-character-count="59"/>
  </office:meta>
</office:document-meta>
</file>